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15901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office:value-type="float" office:value="43" calcext:value-type="float">
            <text:p>43</text:p>
          </table:table-cell>
          <table:table-cell office:value-type="float" office:value="5704860000" calcext:value-type="float">
            <text:p>5704860000</text:p>
          </table:table-cell>
          <table:table-cell office:value-type="float" office:value="7.60465" calcext:value-type="float">
            <text:p>7.60465</text:p>
          </table:table-cell>
          <table:table-cell office:value-type="float" office:value="614.372" calcext:value-type="float">
            <text:p>614.372</text:p>
          </table:table-cell>
          <table:table-cell office:value-type="float" office:value="490" calcext:value-type="float">
            <text:p>490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0" calcext:value-type="float">
            <text:p>1930</text:p>
          </table:table-cell>
          <table:table-cell office:value-type="float" office:value="41" calcext:value-type="float">
            <text:p>41</text:p>
          </table:table-cell>
          <table:table-cell office:value-type="float" office:value="4658550000" calcext:value-type="float">
            <text:p>4658550000</text:p>
          </table:table-cell>
          <table:table-cell office:value-type="float" office:value="5.90244" calcext:value-type="float">
            <text:p>5.90244</text:p>
          </table:table-cell>
          <table:table-cell office:value-type="float" office:value="516.683" calcext:value-type="float">
            <text:p>516.683</text:p>
          </table:table-cell>
          <table:table-cell office:value-type="float" office:value="437" calcext:value-type="float">
            <text:p>437</text:p>
          </table:table-cell>
          <table:table-cell office:value-type="float" office:value="9614" calcext:value-type="float">
            <text:p>9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0" calcext:value-type="float">
            <text:p>1920</text:p>
          </table:table-cell>
          <table:table-cell office:value-type="float" office:value="30" calcext:value-type="float">
            <text:p>30</text:p>
          </table:table-cell>
          <table:table-cell office:value-type="float" office:value="5549720000" calcext:value-type="float">
            <text:p>5549720000</text:p>
          </table:table-cell>
          <table:table-cell office:value-type="float" office:value="5.83333" calcext:value-type="float">
            <text:p>5.83333</text:p>
          </table:table-cell>
          <table:table-cell office:value-type="float" office:value="660.867" calcext:value-type="float">
            <text:p>660.867</text:p>
          </table:table-cell>
          <table:table-cell office:value-type="float" office:value="464" calcext:value-type="float">
            <text:p>464</text:p>
          </table:table-cell>
          <table:table-cell office:value-type="float" office:value="10090" calcext:value-type="float">
            <text:p>100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4" calcext:value-type="float">
            <text:p>1874</text:p>
          </table:table-cell>
          <table:table-cell office:value-type="float" office:value="38" calcext:value-type="float">
            <text:p>38</text:p>
          </table:table-cell>
          <table:table-cell office:value-type="float" office:value="7361830000" calcext:value-type="float">
            <text:p>7361830000</text:p>
          </table:table-cell>
          <table:table-cell office:value-type="float" office:value="8.02632" calcext:value-type="float">
            <text:p>8.02632</text:p>
          </table:table-cell>
          <table:table-cell office:value-type="float" office:value="836.026" calcext:value-type="float">
            <text:p>836.026</text:p>
          </table:table-cell>
          <table:table-cell office:value-type="float" office:value="421" calcext:value-type="float">
            <text:p>421</text:p>
          </table:table-cell>
          <table:table-cell office:value-type="float" office:value="8988" calcext:value-type="float">
            <text:p>8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02" calcext:value-type="float">
            <text:p>1802</text:p>
          </table:table-cell>
          <table:table-cell office:value-type="float" office:value="41" calcext:value-type="float">
            <text:p>41</text:p>
          </table:table-cell>
          <table:table-cell office:value-type="float" office:value="8762680000" calcext:value-type="float">
            <text:p>8762680000</text:p>
          </table:table-cell>
          <table:table-cell office:value-type="float" office:value="7.46341" calcext:value-type="float">
            <text:p>7.46341</text:p>
          </table:table-cell>
          <table:table-cell office:value-type="float" office:value="1104.46" calcext:value-type="float">
            <text:p>1104.46</text:p>
          </table:table-cell>
          <table:table-cell office:value-type="float" office:value="409" calcext:value-type="float">
            <text:p>409</text:p>
          </table:table-cell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3" calcext:value-type="float">
            <text:p>1923</text:p>
          </table:table-cell>
          <table:table-cell office:value-type="float" office:value="36" calcext:value-type="float">
            <text:p>36</text:p>
          </table:table-cell>
          <table:table-cell office:value-type="float" office:value="6650470000" calcext:value-type="float">
            <text:p>6650470000</text:p>
          </table:table-cell>
          <table:table-cell office:value-type="float" office:value="6.86111" calcext:value-type="float">
            <text:p>6.86111</text:p>
          </table:table-cell>
          <table:table-cell office:value-type="float" office:value="808" calcext:value-type="float">
            <text:p>808</text:p>
          </table:table-cell>
          <table:table-cell office:value-type="float" office:value="450" calcext:value-type="float">
            <text:p>450</text:p>
          </table:table-cell>
          <table:table-cell office:value-type="float" office:value="10267" calcext:value-type="float">
            <text:p>102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91" calcext:value-type="float">
            <text:p>1891</text:p>
          </table:table-cell>
          <table:table-cell office:value-type="float" office:value="42" calcext:value-type="float">
            <text:p>42</text:p>
          </table:table-cell>
          <table:table-cell office:value-type="float" office:value="6185790000" calcext:value-type="float">
            <text:p>6185790000</text:p>
          </table:table-cell>
          <table:table-cell office:value-type="float" office:value="7.19048" calcext:value-type="float">
            <text:p>7.19048</text:p>
          </table:table-cell>
          <table:table-cell office:value-type="float" office:value="716.071" calcext:value-type="float">
            <text:p>716.071</text:p>
          </table:table-cell>
          <table:table-cell office:value-type="float" office:value="438" calcext:value-type="float">
            <text:p>438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69" calcext:value-type="float">
            <text:p>1869</text:p>
          </table:table-cell>
          <table:table-cell office:value-type="float" office:value="33" calcext:value-type="float">
            <text:p>33</text:p>
          </table:table-cell>
          <table:table-cell office:value-type="float" office:value="5461260000" calcext:value-type="float">
            <text:p>5461260000</text:p>
          </table:table-cell>
          <table:table-cell office:value-type="float" office:value="7.75758" calcext:value-type="float">
            <text:p>7.75758</text:p>
          </table:table-cell>
          <table:table-cell office:value-type="float" office:value="571.182" calcext:value-type="float">
            <text:p>571.182</text:p>
          </table:table-cell>
          <table:table-cell office:value-type="float" office:value="420" calcext:value-type="float">
            <text:p>420</text:p>
          </table:table-cell>
          <table:table-cell office:value-type="float" office:value="9466" calcext:value-type="float">
            <text:p>94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35" calcext:value-type="float">
            <text:p>1935</text:p>
          </table:table-cell>
          <table:table-cell office:value-type="float" office:value="41" calcext:value-type="float">
            <text:p>41</text:p>
          </table:table-cell>
          <table:table-cell office:value-type="float" office:value="9176620000" calcext:value-type="float">
            <text:p>9176620000</text:p>
          </table:table-cell>
          <table:table-cell office:value-type="float" office:value="8.04878" calcext:value-type="float">
            <text:p>8.04878</text:p>
          </table:table-cell>
          <table:table-cell office:value-type="float" office:value="1115.59" calcext:value-type="float">
            <text:p>1115.59</text:p>
          </table:table-cell>
          <table:table-cell office:value-type="float" office:value="460" calcext:value-type="float">
            <text:p>460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5" calcext:value-type="float">
            <text:p>1905</text:p>
          </table:table-cell>
          <table:table-cell office:value-type="float" office:value="30" calcext:value-type="float">
            <text:p>30</text:p>
          </table:table-cell>
          <table:table-cell office:value-type="float" office:value="5164620000" calcext:value-type="float">
            <text:p>5164620000</text:p>
          </table:table-cell>
          <table:table-cell office:value-type="float" office:value="7.86667" calcext:value-type="float">
            <text:p>7.86667</text:p>
          </table:table-cell>
          <table:table-cell office:value-type="float" office:value="520.7" calcext:value-type="float">
            <text:p>520.7</text:p>
          </table:table-cell>
          <table:table-cell office:value-type="float" office:value="448" calcext:value-type="float">
            <text:p>448</text:p>
          </table:table-cell>
          <table:table-cell office:value-type="float" office:value="9832" calcext:value-type="float">
            <text:p>98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14" calcext:value-type="float">
            <text:p>1914</text:p>
          </table:table-cell>
          <table:table-cell office:value-type="float" office:value="40" calcext:value-type="float">
            <text:p>40</text:p>
          </table:table-cell>
          <table:table-cell office:value-type="float" office:value="8140730000" calcext:value-type="float">
            <text:p>8140730000</text:p>
          </table:table-cell>
          <table:table-cell office:value-type="float" office:value="8.625" calcext:value-type="float">
            <text:p>8.625</text:p>
          </table:table-cell>
          <table:table-cell office:value-type="float" office:value="935.875" calcext:value-type="float">
            <text:p>935.875</text:p>
          </table:table-cell>
          <table:table-cell office:value-type="float" office:value="466" calcext:value-type="float">
            <text:p>466</text:p>
          </table:table-cell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5" calcext:value-type="float">
            <text:p>1905</text:p>
          </table:table-cell>
          <table:table-cell office:value-type="float" office:value="38" calcext:value-type="float">
            <text:p>38</text:p>
          </table:table-cell>
          <table:table-cell office:value-type="float" office:value="6393890000" calcext:value-type="float">
            <text:p>6393890000</text:p>
          </table:table-cell>
          <table:table-cell office:value-type="float" office:value="6.97368" calcext:value-type="float">
            <text:p>6.97368</text:p>
          </table:table-cell>
          <table:table-cell office:value-type="float" office:value="725.684" calcext:value-type="float">
            <text:p>725.684</text:p>
          </table:table-cell>
          <table:table-cell office:value-type="float" office:value="441" calcext:value-type="float">
            <text:p>441</text:p>
          </table:table-cell>
          <table:table-cell office:value-type="float" office:value="9419" calcext:value-type="float">
            <text:p>9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office:value-type="float" office:value="30" calcext:value-type="float">
            <text:p>30</text:p>
          </table:table-cell>
          <table:table-cell office:value-type="float" office:value="6983420000" calcext:value-type="float">
            <text:p>6983420000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850.7" calcext:value-type="float">
            <text:p>850.7</text:p>
          </table:table-cell>
          <table:table-cell office:value-type="float" office:value="431" calcext:value-type="float">
            <text:p>431</text:p>
          </table:table-cell>
          <table:table-cell office:value-type="float" office:value="9795" calcext:value-type="float">
            <text:p>97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7" calcext:value-type="float">
            <text:p>1877</text:p>
          </table:table-cell>
          <table:table-cell office:value-type="float" office:value="37" calcext:value-type="float">
            <text:p>37</text:p>
          </table:table-cell>
          <table:table-cell office:value-type="float" office:value="6498810000" calcext:value-type="float">
            <text:p>6498810000</text:p>
          </table:table-cell>
          <table:table-cell office:value-type="float" office:value="8.21622" calcext:value-type="float">
            <text:p>8.21622</text:p>
          </table:table-cell>
          <table:table-cell office:value-type="float" office:value="704.324" calcext:value-type="float">
            <text:p>704.324</text:p>
          </table:table-cell>
          <table:table-cell office:value-type="float" office:value="437" calcext:value-type="float">
            <text:p>437</text:p>
          </table:table-cell>
          <table:table-cell office:value-type="float" office:value="9977" calcext:value-type="float">
            <text:p>99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53" calcext:value-type="float">
            <text:p>1853</text:p>
          </table:table-cell>
          <table:table-cell office:value-type="float" office:value="39" calcext:value-type="float">
            <text:p>39</text:p>
          </table:table-cell>
          <table:table-cell office:value-type="float" office:value="5449430000" calcext:value-type="float">
            <text:p>5449430000</text:p>
          </table:table-cell>
          <table:table-cell office:value-type="float" office:value="6.94872" calcext:value-type="float">
            <text:p>6.94872</text:p>
          </table:table-cell>
          <table:table-cell office:value-type="float" office:value="612.385" calcext:value-type="float">
            <text:p>612.385</text:p>
          </table:table-cell>
          <table:table-cell office:value-type="float" office:value="401" calcext:value-type="float">
            <text:p>401</text:p>
          </table:table-cell>
          <table:table-cell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6" calcext:value-type="float">
            <text:p>1926</text:p>
          </table:table-cell>
          <table:table-cell office:value-type="float" office:value="41" calcext:value-type="float">
            <text:p>41</text:p>
          </table:table-cell>
          <table:table-cell office:value-type="float" office:value="7163310000" calcext:value-type="float">
            <text:p>7163310000</text:p>
          </table:table-cell>
          <table:table-cell office:value-type="float" office:value="7.09756" calcext:value-type="float">
            <text:p>7.09756</text:p>
          </table:table-cell>
          <table:table-cell office:value-type="float" office:value="843" calcext:value-type="float">
            <text:p>843</text:p>
          </table:table-cell>
          <table:table-cell office:value-type="float" office:value="452" calcext:value-type="float">
            <text:p>452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79" calcext:value-type="float">
            <text:p>1879</text:p>
          </table:table-cell>
          <table:table-cell office:value-type="float" office:value="36" calcext:value-type="float">
            <text:p>36</text:p>
          </table:table-cell>
          <table:table-cell office:value-type="float" office:value="7154670000" calcext:value-type="float">
            <text:p>7154670000</text:p>
          </table:table-cell>
          <table:table-cell office:value-type="float" office:value="7.72222" calcext:value-type="float">
            <text:p>7.72222</text:p>
          </table:table-cell>
          <table:table-cell office:value-type="float" office:value="836.944" calcext:value-type="float">
            <text:p>836.944</text:p>
          </table:table-cell>
          <table:table-cell office:value-type="float" office:value="438" calcext:value-type="float">
            <text:p>438</text:p>
          </table:table-cell>
          <table:table-cell office:value-type="float" office:value="9795" calcext:value-type="float">
            <text:p>97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27" calcext:value-type="float">
            <text:p>1927</text:p>
          </table:table-cell>
          <table:table-cell office:value-type="float" office:value="41" calcext:value-type="float">
            <text:p>41</text:p>
          </table:table-cell>
          <table:table-cell office:value-type="float" office:value="5966550000" calcext:value-type="float">
            <text:p>5966550000</text:p>
          </table:table-cell>
          <table:table-cell office:value-type="float" office:value="7.09756" calcext:value-type="float">
            <text:p>7.09756</text:p>
          </table:table-cell>
          <table:table-cell office:value-type="float" office:value="680.341" calcext:value-type="float">
            <text:p>680.341</text:p>
          </table:table-cell>
          <table:table-cell office:value-type="float" office:value="455" calcext:value-type="float">
            <text:p>455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40" calcext:value-type="float">
            <text:p>1840</text:p>
          </table:table-cell>
          <table:table-cell office:value-type="float" office:value="37" calcext:value-type="float">
            <text:p>37</text:p>
          </table:table-cell>
          <table:table-cell office:value-type="float" office:value="5677590000" calcext:value-type="float">
            <text:p>5677590000</text:p>
          </table:table-cell>
          <table:table-cell office:value-type="float" office:value="6.7027" calcext:value-type="float">
            <text:p>6.7027</text:p>
          </table:table-cell>
          <table:table-cell office:value-type="float" office:value="658.054" calcext:value-type="float">
            <text:p>658.054</text:p>
          </table:table-cell>
          <table:table-cell office:value-type="float" office:value="423" calcext:value-type="float">
            <text:p>423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849" calcext:value-type="float">
            <text:p>1849</text:p>
          </table:table-cell>
          <table:table-cell office:value-type="float" office:value="36" calcext:value-type="float">
            <text:p>36</text:p>
          </table:table-cell>
          <table:table-cell office:value-type="float" office:value="6669400000" calcext:value-type="float">
            <text:p>6669400000</text:p>
          </table:table-cell>
          <table:table-cell office:value-type="float" office:value="7.80556" calcext:value-type="float">
            <text:p>7.80556</text:p>
          </table:table-cell>
          <table:table-cell office:value-type="float" office:value="746.5" calcext:value-type="float">
            <text:p>746.5</text:p>
          </table:table-cell>
          <table:table-cell office:value-type="float" office:value="430" calcext:value-type="float">
            <text:p>430</text:p>
          </table:table-cell>
          <table:table-cell office:value-type="float" office:value="9769" calcext:value-type="float">
            <text:p>9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0:35.797629800</dc:date>
    <meta:editing-duration>PT3M36S</meta:editing-duration>
    <meta:editing-cycles>1</meta:editing-cycles>
    <meta:document-statistic meta:table-count="1" meta:cell-count="294" meta:object-count="0"/>
    <meta:generator>LibreOffice/6.0.6.2$Linux_X86_64 LibreOffice_project/00m0$Build-2</meta:generator>
  </office:meta>
</office:document-meta>
</file>